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c6300" officeooo:paragraph-rsid="001c6300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" fo:font-size="16pt" fo:font-weight="bold" officeooo:rsid="001c6300" officeooo:paragraph-rsid="001c630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63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30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Sing the Mighty Power of God</text:p>
      <text:p text:style-name="P4"/>
      <text:p text:style-name="P3">I sing the mighty pow’r of God</text:p>
      <text:p text:style-name="P3">That made the mountains rise,</text:p>
      <text:p text:style-name="P3">That spread the flowing seas broad</text:p>
      <text:p text:style-name="P3">And built the lofty skies.</text:p>
      <text:p text:style-name="P3">I sing the wisdom that ordained</text:p>
      <text:p text:style-name="P3">The sun to rule the day;</text:p>
      <text:p text:style-name="P3">The moon shines full at His command,</text:p>
      <text:p text:style-name="P3">And all the stars obey.</text:p>
      <text:p text:style-name="P3"/>
      <text:p text:style-name="P3">I sing the goodness of the Lord</text:p>
      <text:p text:style-name="P3">That filled the earth with food;</text:p>
      <text:p text:style-name="P3">He formed the creatures with His word</text:p>
      <text:p text:style-name="P3">And then pronounced them good.</text:p>
      <text:p text:style-name="P3">Lord how Thy wonders are displayed</text:p>
      <text:p text:style-name="P3">Where’er I turn my eye;</text:p>
      <text:p text:style-name="P3">If I survey the ground I tread</text:p>
      <text:p text:style-name="P3">Or gaze upon the sky!</text:p>
      <text:p text:style-name="P3"/>
      <text:p text:style-name="P3">There’s not a plant or flow’r below</text:p>
      <text:p text:style-name="P3">But makes Thy glories known;</text:p>
      <text:p text:style-name="P3">And clouds arise and tempests blow</text:p>
      <text:p text:style-name="P3">By order from Thy throne;</text:p>
      <text:p text:style-name="P3">While all that borrows life from Thee</text:p>
      <text:p text:style-name="P3">Is ever in Thy care,</text:p>
      <text:p text:style-name="P3">And ev’rywhere that man can be,</text:p>
      <text:p text:style-name="P3">Thou, God, art present there.</text:p>
      <text:p text:style-name="P2"><text:span text:style-name="T2"/></text:p>
      <text:p text:style-name="P2"/>
      <text:p text:style-name="P2">Composer: <text:span text:style-name="T1">From </text:span><text:span text:style-name="T3">Gesangbuch der Herzogl</text:span><text:span text:style-name="T1">, 1784</text:span></text:p>
      <text:p text:style-name="P2">Lyricist: <text:span text:style-name="T1">Isaac Watts (1674-1748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4:17:34.597000000</meta:creation-date>
    <meta:editing-duration>PT9M32S</meta:editing-duration>
    <meta:editing-cycles>2</meta:editing-cycles>
    <meta:generator>LibreOffice/6.3.3.2$Windows_X86_64 LibreOffice_project/a64200df03143b798afd1ec74a12ab50359878ed</meta:generator>
    <dc:title>Tuba Hymn Lyrics</dc:title>
    <dc:date>2020-04-24T14:27:07.063000000</dc:date>
    <meta:document-statistic meta:table-count="0" meta:image-count="0" meta:object-count="0" meta:page-count="1" meta:paragraph-count="27" meta:word-count="158" meta:character-count="816" meta:non-whitespace-character-count="685"/>
    <meta:template xlink:type="simple" xlink:actuate="onRequest" xlink:title="Tuba Hymn Lyrics" xlink:href="../../../../../AppData/Roaming/LibreOffice/4/user/template/Tuba%20Hymn%20Lyrics.ott" meta:date="2020-04-24T14:17:34.379000000"/>
  </office:meta>
</office:document-meta>
</file>